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0957" officeooo:paragraph-rsid="000c0957"/>
    </style:style>
    <style:style style:name="P2" style:family="paragraph" style:parent-style-name="Standard">
      <style:paragraph-properties fo:text-align="justify" style:justify-single-word="false"/>
      <style:text-properties officeooo:rsid="000c0957" officeooo:paragraph-rsid="000c515a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c0957" officeooo:paragraph-rsid="000c0957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c0957" officeooo:paragraph-rsid="000c515a"/>
    </style:style>
    <style:style style:name="P5" style:family="paragraph" style:parent-style-name="Standard">
      <style:paragraph-properties fo:text-align="justify" style:justify-single-word="false"/>
      <style:text-properties officeooo:rsid="000c515a" officeooo:paragraph-rsid="000c515a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d60d2" officeooo:paragraph-rsid="000d60d2"/>
    </style:style>
    <style:style style:name="P7" style:family="paragraph" style:parent-style-name="Standard">
      <style:paragraph-properties fo:text-align="justify" style:justify-single-word="false"/>
      <style:text-properties officeooo:rsid="000d60d2" officeooo:paragraph-rsid="000d60d2"/>
    </style:style>
    <style:style style:name="P8" style:family="paragraph" style:parent-style-name="Standard">
      <style:paragraph-properties fo:text-align="justify" style:justify-single-word="false"/>
      <style:text-properties officeooo:rsid="000ebc01" officeooo:paragraph-rsid="000ebc01"/>
    </style:style>
    <style:style style:name="P9" style:family="paragraph" style:parent-style-name="Standard">
      <style:paragraph-properties fo:text-align="justify" style:justify-single-word="false"/>
      <style:text-properties officeooo:rsid="000ff2d7" officeooo:paragraph-rsid="000ff2d7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ff2d7" officeooo:paragraph-rsid="000ff2d7"/>
    </style:style>
    <style:style style:name="T1" style:family="text">
      <style:text-properties officeooo:rsid="000c515a"/>
    </style:style>
    <style:style style:name="T2" style:family="text">
      <style:text-properties officeooo:rsid="000d60d2"/>
    </style:style>
    <style:style style:name="T3" style:family="text">
      <style:text-properties officeooo:rsid="000ebc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tor – główny byt, wszystko z czym da się prowadzić interakcję, reprezentuje zarówno byty ożywione, jak i nieożywione.</text:p>
      <text:p text:style-name="P2"/>
      <text:p text:style-name="P2">Scena – mapa 3D lub graf na których zachodzą interakcje aktorów.</text:p>
      <text:p text:style-name="P1"/>
      <text:p text:style-name="P1">Modyfikator – cecha przydzielana aktorowi, reprezentująca jego wiedzę o otoczeniu lub samym sobie.</text:p>
      <text:p text:style-name="P1"/>
      <text:p text:style-name="P8">Parametr – cecha posiadana przez aktora na stałe, której nie może utracić, bez której nie byłby aktorem, a której nie można wyrazić przez modyfikator, np. lokalizacja na scenie, prędkość.</text:p>
      <text:p text:style-name="P1"/>
      <text:p text:style-name="P1">Komunikat – wiadomość wysyłana przez aktora do innego aktora, wszystkich aktorów w zasięgu lub samego siebie. <text:span text:style-name="T3">K</text:span>omunikat przychodzący do aktora zostaje od razu przez niego odrzucony, jeśli aktor nie umie go przetworzyć, lub przetworzony, co skutkuje najczęściej zmianą świadomości aktora (zmianą modyfikatorów<text:span text:style-name="T1">).</text:span></text:p>
      <text:p text:style-name="P1"/>
      <text:p text:style-name="P1">D<text:span text:style-name="T2">ziałanie</text:span> – czynność wykonywana przez aktora<text:span text:style-name="T1">,</text:span> trwająca określony czas. Składa się z następujących po sobie <text:span text:style-name="T1">dowolną liczbę razy</text:span> w dowolnej kolejności:</text:p>
      <text:list xml:id="list1714337824" text:style-name="L1">
        <text:list-item>
          <text:p text:style-name="P4">zmian<text:span text:style-name="T1">y</text:span> <text:span text:style-name="T1">parametru,</text:span></text:p>
        </text:list-item>
        <text:list-item>
          <text:p text:style-name="P4"><text:span text:style-name="T1">zmiany </text:span>modyfikatora,</text:p>
        </text:list-item>
        <text:list-item>
          <text:p text:style-name="P3">wysłania komunikat<text:span text:style-name="T1">u,</text:span></text:p>
        </text:list-item>
        <text:list-item>
          <text:p text:style-name="P3"><text:span text:style-name="T1">stworzenia</text:span> <text:span text:style-name="T1">nowego aktora,</text:span></text:p>
        </text:list-item>
        <text:list-item>
          <text:p text:style-name="P3">oczekiwania,</text:p>
        </text:list-item>
        <text:list-item>
          <text:p text:style-name="P6">sprawdzenia modyfikatorów i przerwaniu działania.</text:p>
        </text:list-item>
      </text:list>
      <text:p text:style-name="P7"/>
      <text:p text:style-name="P7">Decyzja – wybór działania do realizacji w następnej kolejności, następuje w oparciu o modyfikatory. <text:span text:style-name="T1">Aktor sprawdza które ze znanych </text:span>działań<text:span text:style-name="T1"> może podjąć i wybiera z nich </text:span>działanie<text:span text:style-name="T1"> z największym priorytetem. Po skończeniu wykonywania </text:span>działania<text:span text:style-name="T1"> aktor od razu podejmuje kolejną decyzję.</text:span></text:p>
      <text:p text:style-name="P1"/>
      <text:p text:style-name="P1">Umiejętność – zestaw <text:span text:style-name="T3">działań</text:span> i wymaganych przez nie komunikatów oraz modyfikatorów, reprezentujący pewne zachowanie aktora.</text:p>
      <text:p text:style-name="P5"/>
      <text:p text:style-name="P5">Składanie aktora – czynność programistyczna polegająca na przyporządkowaniu do aktora umiejętności i nadaniu im priorytetów.</text:p>
      <text:p text:style-name="P5"/>
      <text:p text:style-name="P8">Przykładowa umiejętność:</text:p>
      <text:p text:style-name="P8">PORUSZANIE SIĘ W KIERUNKU CELU</text:p>
      <text:p text:style-name="P8"/>
      <text:p text:style-name="P9">Modyfikatory:</text:p>
      <text:list xml:id="list4187864258" text:style-name="L2">
        <text:list-item>
          <text:p text:style-name="P10">Cel: &lt;AKTOR&gt;</text:p>
        </text:list-item>
        <text:list-item>
          <text:p text:style-name="P10">Spowolnienie</text:p>
        </text:list-item>
        <text:list-item>
          <text:p text:style-name="P10">Przyśpieszen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3:42:08.729000000</meta:creation-date>
    <dc:date>2018-03-02T18:43:03.184000000</dc:date>
    <meta:editing-duration>PT2H6M38S</meta:editing-duration>
    <meta:editing-cycles>1</meta:editing-cycles>
    <meta:document-statistic meta:table-count="0" meta:image-count="0" meta:object-count="0" meta:page-count="1" meta:paragraph-count="21" meta:word-count="231" meta:character-count="1713" meta:non-whitespace-character-count="1503"/>
    <meta:generator>LibreOffice/5.3.4.2$Windows_X86_64 LibreOffice_project/f82d347ccc0be322489bf7da61d7e4ad13fe2ff3</meta:generator>
  </office:meta>
</office:document-meta>
</file>